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81ba" style:font-weight-asian="normal" style:font-weight-complex="normal"/>
    </style:style>
    <style:style style:name="T3" style:family="text">
      <style:text-properties fo:font-weight="normal" officeooo:rsid="00154ad5" style:font-weight-asian="normal" style:font-weight-complex="normal"/>
    </style:style>
    <style:style style:name="T4" style:family="text">
      <style:text-properties fo:font-weight="normal" officeooo:rsid="0016f415" style:font-weight-asian="normal" style:font-weight-complex="normal"/>
    </style:style>
    <style:style style:name="T5" style:family="text">
      <style:text-properties fo:font-weight="normal" officeooo:rsid="001eb843" style:font-weight-asian="normal" style:font-weight-complex="normal"/>
    </style:style>
    <style:style style:name="T6" style:family="text">
      <style:text-properties fo:font-weight="normal" officeooo:rsid="00225a85" style:font-weight-asian="normal" style:font-weight-complex="normal"/>
    </style:style>
    <style:style style:name="T7" style:family="text">
      <style:text-properties fo:font-weight="normal" officeooo:rsid="0023cfa0" style:font-weight-asian="normal" style:font-weight-complex="normal"/>
    </style:style>
    <style:style style:name="T8" style:family="text">
      <style:text-properties fo:font-weight="normal" officeooo:rsid="00264554" style:font-weight-asian="normal" style:font-weight-complex="normal"/>
    </style:style>
    <style:style style:name="T9" style:family="text">
      <style:text-properties fo:font-weight="normal" officeooo:rsid="002ca78d" style:font-weight-asian="normal" style:font-weight-complex="normal"/>
    </style:style>
    <style:style style:name="T10" style:family="text">
      <style:text-properties fo:font-weight="normal" officeooo:rsid="0032810f" style:font-weight-asian="normal" style:font-weight-complex="normal"/>
    </style:style>
    <style:style style:name="T11" style:family="text">
      <style:text-properties fo:font-weight="normal" officeooo:rsid="003487a2" style:font-weight-asian="normal" style:font-weight-complex="normal"/>
    </style:style>
    <style:style style:name="T12" style:family="text">
      <style:text-properties fo:font-weight="normal" officeooo:rsid="00379750" style:font-weight-asian="normal" style:font-weight-complex="normal"/>
    </style:style>
    <style:style style:name="T13" style:family="text">
      <style:text-properties fo:font-weight="normal" officeooo:rsid="003f54f8" style:font-weight-asian="normal" style:font-weight-complex="normal"/>
    </style:style>
    <style:style style:name="T14" style:family="text">
      <style:text-properties fo:font-weight="normal" officeooo:rsid="00500f95" style:font-weight-asian="normal" style:font-weight-complex="normal"/>
    </style:style>
    <style:style style:name="T15" style:family="text">
      <style:text-properties fo:font-weight="normal" officeooo:rsid="00543d1b" style:font-weight-asian="normal" style:font-weight-complex="normal"/>
    </style:style>
    <style:style style:name="T16" style:family="text">
      <style:text-properties fo:font-weight="normal" officeooo:rsid="005cfa87" style:font-weight-asian="normal" style:font-weight-complex="normal"/>
    </style:style>
    <style:style style:name="T17" style:family="text">
      <style:text-properties fo:font-weight="normal" officeooo:rsid="005f0592" style:font-weight-asian="normal" style:font-weight-complex="normal"/>
    </style:style>
    <style:style style:name="T18" style:family="text">
      <style:text-properties fo:font-weight="normal" officeooo:rsid="00627e50" style:font-weight-asian="normal" style:font-weight-complex="normal"/>
    </style:style>
    <style:style style:name="T19" style:family="text">
      <style:text-properties fo:font-weight="normal" officeooo:rsid="0067ab33" style:font-weight-asian="normal" style:font-weight-complex="normal"/>
    </style:style>
    <style:style style:name="T20" style:family="text">
      <style:text-properties fo:font-weight="normal" officeooo:rsid="006c4f9f" style:font-weight-asian="normal" style:font-weight-complex="normal"/>
    </style:style>
    <style:style style:name="T21" style:family="text">
      <style:text-properties fo:font-weight="normal" officeooo:rsid="006e05d0" style:font-weight-asian="normal" style:font-weight-complex="normal"/>
    </style:style>
    <style:style style:name="T22" style:family="text">
      <style:text-properties fo:font-weight="normal" officeooo:rsid="0071db86" style:font-weight-asian="normal" style:font-weight-complex="normal"/>
    </style:style>
    <style:style style:name="T23" style:family="text">
      <style:text-properties fo:font-weight="normal" officeooo:rsid="007425c0" style:font-weight-asian="normal" style:font-weight-complex="normal"/>
    </style:style>
    <style:style style:name="T24" style:family="text">
      <style:text-properties fo:font-weight="normal" officeooo:rsid="007c0031" style:font-weight-asian="normal" style:font-weight-complex="normal"/>
    </style:style>
    <style:style style:name="T25" style:family="text">
      <style:text-properties fo:font-weight="normal" officeooo:rsid="007d3e76" style:font-weight-asian="normal" style:font-weight-complex="normal"/>
    </style:style>
    <style:style style:name="T26" style:family="text">
      <style:text-properties fo:font-weight="normal" officeooo:rsid="00860ca8" style:font-weight-asian="normal" style:font-weight-complex="normal"/>
    </style:style>
    <style:style style:name="T27" style:family="text">
      <style:text-properties fo:font-weight="normal" officeooo:rsid="008abcca" style:font-weight-asian="normal" style:font-weight-complex="normal"/>
    </style:style>
    <style:style style:name="T28" style:family="text">
      <style:text-properties fo:font-weight="normal" officeooo:rsid="008dd37b" style:font-weight-asian="normal" style:font-weight-complex="normal"/>
    </style:style>
    <style:style style:name="T29" style:family="text">
      <style:text-properties fo:font-weight="normal" officeooo:rsid="0091dfac" style:font-weight-asian="normal" style:font-weight-complex="normal"/>
    </style:style>
    <style:style style:name="T30" style:family="text">
      <style:text-properties fo:font-weight="normal" officeooo:rsid="00957bb4" style:font-weight-asian="normal" style:font-weight-complex="normal"/>
    </style:style>
    <style:style style:name="T31" style:family="text">
      <style:text-properties fo:font-weight="normal" officeooo:rsid="009a1671" style:font-weight-asian="normal" style:font-weight-complex="normal"/>
    </style:style>
    <style:style style:name="T32" style:family="text">
      <style:text-properties fo:font-weight="normal" officeooo:rsid="009e0c52" style:font-weight-asian="normal" style:font-weight-complex="normal"/>
    </style:style>
    <style:style style:name="T33" style:family="text">
      <style:text-properties fo:font-weight="normal" officeooo:rsid="009ec488" style:font-weight-asian="normal" style:font-weight-complex="normal"/>
    </style:style>
    <style:style style:name="T34" style:family="text">
      <style:text-properties fo:font-weight="normal" officeooo:rsid="00a0faf4" style:font-weight-asian="normal" style:font-weight-complex="normal"/>
    </style:style>
    <style:style style:name="T35" style:family="text">
      <style:text-properties fo:font-weight="normal" officeooo:rsid="00a611f9" style:font-weight-asian="normal" style:font-weight-complex="normal"/>
    </style:style>
    <style:style style:name="T36" style:family="text">
      <style:text-properties fo:font-weight="normal" officeooo:rsid="00a7de14" style:font-weight-asian="normal" style:font-weight-complex="normal"/>
    </style:style>
    <style:style style:name="T37" style:family="text">
      <style:text-properties fo:font-weight="normal" officeooo:rsid="00aa6f3c" style:font-weight-asian="normal" style:font-weight-complex="normal"/>
    </style:style>
    <style:style style:name="T38" style:family="text">
      <style:text-properties fo:font-weight="normal" officeooo:rsid="00add6e2" style:font-weight-asian="normal" style:font-weight-complex="normal"/>
    </style:style>
    <style:style style:name="T39" style:family="text">
      <style:text-properties fo:font-weight="normal" officeooo:rsid="00b3f07f" style:font-weight-asian="normal" style:font-weight-complex="normal"/>
    </style:style>
    <style:style style:name="T40" style:family="text">
      <style:text-properties fo:font-weight="normal" officeooo:rsid="00b572f5" style:font-weight-asian="normal" style:font-weight-complex="normal"/>
    </style:style>
    <style:style style:name="T41" style:family="text">
      <style:text-properties fo:font-weight="normal" officeooo:rsid="00b5c8f7" style:font-weight-asian="normal" style:font-weight-complex="normal"/>
    </style:style>
    <style:style style:name="T42" style:family="text">
      <style:text-properties fo:font-weight="normal" officeooo:rsid="00b62846" style:font-weight-asian="normal" style:font-weight-complex="normal"/>
    </style:style>
    <style:style style:name="T43" style:family="text">
      <style:text-properties fo:font-weight="normal" officeooo:rsid="00ba5d83" style:font-weight-asian="normal" style:font-weight-complex="normal"/>
    </style:style>
    <style:style style:name="T44" style:family="text">
      <style:text-properties fo:font-weight="normal" officeooo:rsid="00be538d" style:font-weight-asian="normal" style:font-weight-complex="normal"/>
    </style:style>
    <style:style style:name="T45" style:family="text">
      <style:text-properties fo:font-weight="normal" officeooo:rsid="00bf61da" style:font-weight-asian="normal" style:font-weight-complex="normal"/>
    </style:style>
    <style:style style:name="T46" style:family="text">
      <style:text-properties fo:font-weight="normal" officeooo:rsid="00c273e5" style:font-weight-asian="normal" style:font-weight-complex="normal"/>
    </style:style>
    <style:style style:name="T47" style:family="text">
      <style:text-properties fo:font-weight="normal" officeooo:rsid="00c56630" style:font-weight-asian="normal" style:font-weight-complex="normal"/>
    </style:style>
    <style:style style:name="T48" style:family="text">
      <style:text-properties fo:font-weight="normal" officeooo:rsid="00c7e723" style:font-weight-asian="normal" style:font-weight-complex="normal"/>
    </style:style>
    <style:style style:name="T49" style:family="text">
      <style:text-properties fo:font-weight="normal" officeooo:rsid="00c8b38d" style:font-weight-asian="normal" style:font-weight-complex="normal"/>
    </style:style>
    <style:style style:name="T50" style:family="text">
      <style:text-properties fo:font-weight="normal" officeooo:rsid="00c98d7c" style:font-weight-asian="normal" style:font-weight-complex="normal"/>
    </style:style>
    <style:style style:name="T51" style:family="text">
      <style:text-properties fo:font-weight="normal" officeooo:rsid="00cb030b" style:font-weight-asian="normal" style:font-weight-complex="normal"/>
    </style:style>
    <style:style style:name="T52" style:family="text">
      <style:text-properties fo:font-weight="normal" officeooo:rsid="00cbdf79" style:font-weight-asian="normal" style:font-weight-complex="normal"/>
    </style:style>
    <style:style style:name="T53" style:family="text">
      <style:text-properties fo:font-weight="normal" officeooo:rsid="00cc1cf0" style:font-weight-asian="normal" style:font-weight-complex="normal"/>
    </style:style>
    <style:style style:name="T54" style:family="text">
      <style:text-properties fo:font-weight="normal" officeooo:rsid="00cfa071" style:font-weight-asian="normal" style:font-weight-complex="normal"/>
    </style:style>
    <style:style style:name="T55" style:family="text">
      <style:text-properties fo:font-weight="normal" officeooo:rsid="00d17748" style:font-weight-asian="normal" style:font-weight-complex="normal"/>
    </style:style>
    <style:style style:name="T56" style:family="text">
      <style:text-properties fo:font-weight="normal" officeooo:rsid="00d45ac9" style:font-weight-asian="normal" style:font-weight-complex="normal"/>
    </style:style>
    <style:style style:name="T57" style:family="text">
      <style:text-properties fo:font-weight="normal" officeooo:rsid="00d7e946" style:font-weight-asian="normal" style:font-weight-complex="normal"/>
    </style:style>
    <style:style style:name="T58" style:family="text">
      <style:text-properties fo:font-weight="normal" officeooo:rsid="00d82034" style:font-weight-asian="normal" style:font-weight-complex="normal"/>
    </style:style>
    <style:style style:name="T59" style:family="text">
      <style:text-properties fo:font-weight="normal" officeooo:rsid="00dac57c" style:font-weight-asian="normal" style:font-weight-complex="normal"/>
    </style:style>
    <style:style style:name="T60" style:family="text">
      <style:text-properties fo:font-weight="normal" officeooo:rsid="00deff30" style:font-weight-asian="normal" style:font-weight-complex="normal"/>
    </style:style>
    <style:style style:name="T61" style:family="text">
      <style:text-properties fo:font-weight="normal" officeooo:rsid="00e13919" style:font-weight-asian="normal" style:font-weight-complex="normal"/>
    </style:style>
    <style:style style:name="T62" style:family="text">
      <style:text-properties fo:font-weight="normal" officeooo:rsid="00e29110" style:font-weight-asian="normal" style:font-weight-complex="normal"/>
    </style:style>
    <style:style style:name="T63" style:family="text">
      <style:text-properties fo:font-weight="normal" officeooo:rsid="00e7ef8d" style:font-weight-asian="normal" style:font-weight-complex="normal"/>
    </style:style>
    <style:style style:name="T64" style:family="text">
      <style:text-properties fo:font-weight="normal" officeooo:rsid="00fe0f27" style:font-weight-asian="normal" style:font-weight-complex="normal"/>
    </style:style>
    <style:style style:name="T65" style:family="text">
      <style:text-properties fo:font-weight="normal" officeooo:rsid="00ffaa5d" style:font-weight-asian="normal" style:font-weight-complex="normal"/>
    </style:style>
    <style:style style:name="T66" style:family="text">
      <style:text-properties fo:font-weight="normal" officeooo:rsid="01008314" style:font-weight-asian="normal" style:font-weight-complex="normal"/>
    </style:style>
    <style:style style:name="T67" style:family="text">
      <style:text-properties fo:font-weight="normal" officeooo:rsid="0101cd9f" style:font-weight-asian="normal" style:font-weight-complex="normal"/>
    </style:style>
    <style:style style:name="T68" style:family="text">
      <style:text-properties fo:font-weight="normal" officeooo:rsid="01055adc" style:font-weight-asian="normal" style:font-weight-complex="normal"/>
    </style:style>
    <style:style style:name="T69" style:family="text">
      <style:text-properties fo:font-weight="normal" officeooo:rsid="01070495" style:font-weight-asian="normal" style:font-weight-complex="normal"/>
    </style:style>
    <style:style style:name="T70" style:family="text">
      <style:text-properties fo:font-weight="normal" officeooo:rsid="01080314" style:font-weight-asian="normal" style:font-weight-complex="normal"/>
    </style:style>
    <style:style style:name="T71" style:family="text">
      <style:text-properties style:text-underline-style="none" fo:font-weight="normal" style:font-weight-asian="normal" style:font-weight-complex="normal"/>
    </style:style>
    <style:style style:name="T72" style:family="text">
      <style:text-properties officeooo:rsid="0089527f"/>
    </style:style>
    <style:style style:name="T73" style:family="text">
      <style:text-properties officeooo:rsid="009ec488"/>
    </style:style>
    <style:style style:name="T74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75" style:family="text">
      <style:text-properties fo:language="zxx" fo:country="none" fo:font-weight="normal" officeooo:rsid="00e8a060" style:language-asian="zxx" style:country-asian="none" style:font-weight-asian="normal" style:language-complex="zxx" style:country-complex="none" style:font-weight-complex="normal"/>
    </style:style>
    <style:style style:name="T76" style:family="text">
      <style:text-properties fo:language="zxx" fo:country="none" fo:font-weight="normal" officeooo:rsid="00ea03bd" style:language-asian="zxx" style:country-asian="none" style:font-weight-asian="normal" style:language-complex="zxx" style:country-complex="none" style:font-weight-complex="normal"/>
    </style:style>
    <style:style style:name="T77" style:family="text">
      <style:text-properties fo:language="zxx" fo:country="none" fo:font-weight="normal" officeooo:rsid="00ed74aa" style:language-asian="zxx" style:country-asian="none" style:font-weight-asian="normal" style:language-complex="zxx" style:country-complex="none" style:font-weight-complex="normal"/>
    </style:style>
    <style:style style:name="T78" style:family="text">
      <style:text-properties fo:language="zxx" fo:country="none" fo:font-weight="normal" officeooo:rsid="00f46c05" style:language-asian="zxx" style:country-asian="none" style:font-weight-asian="normal" style:language-complex="zxx" style:country-complex="none" style:font-weight-complex="normal"/>
    </style:style>
    <style:style style:name="T79" style:family="text">
      <style:text-properties fo:language="zxx" fo:country="none" fo:font-weight="normal" officeooo:rsid="00f680fa" style:language-asian="zxx" style:country-asian="none" style:font-weight-asian="normal" style:language-complex="zxx" style:country-complex="none" style:font-weight-complex="normal"/>
    </style:style>
    <style:style style:name="T80" style:family="text">
      <style:text-properties fo:language="zxx" fo:country="none" fo:font-weight="normal" officeooo:rsid="00f9132d" style:language-asian="zxx" style:country-asian="none" style:font-weight-asian="normal" style:language-complex="zxx" style:country-complex="none" style:font-weight-complex="normal"/>
    </style:style>
    <style:style style:name="T81" style:family="text">
      <style:text-properties fo:language="zxx" fo:country="none" fo:font-weight="normal" officeooo:rsid="00fa877d" style:language-asian="zxx" style:country-asian="none" style:font-weight-asian="normal" style:language-complex="zxx" style:country-complex="none" style:font-weight-complex="normal"/>
    </style:style>
    <style:style style:name="T82" style:family="text">
      <style:text-properties fo:language="zxx" fo:country="none" fo:font-weight="normal" officeooo:rsid="00fc446a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4" style:family="text">
      <style:text-properties fo:language="zxx" fo:country="none" fo:font-weight="bold" officeooo:rsid="00f9132d" style:language-asian="zxx" style:country-asian="none" style:font-weight-asian="bold" style:language-complex="zxx" style:country-complex="none" style:font-weight-complex="bold"/>
    </style:style>
    <style:style style:name="T85" style:family="text">
      <style:text-properties fo:language="zxx" fo:country="none" fo:font-weight="bold" officeooo:rsid="00fa877d" style:language-asian="zxx" style:country-asian="none" style:font-weight-asian="bold" style:language-complex="zxx" style:country-complex="none" style:font-weight-complex="bold"/>
    </style:style>
    <style:style style:name="T86" style:family="text">
      <style:text-properties officeooo:rsid="00a0faf4"/>
    </style:style>
    <style:style style:name="T87" style:family="text">
      <style:text-properties officeooo:rsid="0101cd9f"/>
    </style:style>
    <style:style style:name="T88" style:family="text">
      <style:text-properties officeooo:rsid="01070495"/>
    </style:style>
    <style:style style:name="T89" style:family="text">
      <style:text-properties officeooo:rsid="010803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l</text:span> <text:span text:style-name="T1">sonf</text:span> <text:span text:style-name="T1">vorz</text:span> <text:span text:style-name="T1">ji,</text:span> <text:span text:style-name="T1">goho</text:span> <text:span text:style-name="T1">yad</text:span> <text:span text:style-name="T2">b</text:span><text:span text:style-name="T1">alt</text:span>, <text:span text:style-name="T1">l</text:span><text:span text:style-name="T3">o</text:span><text:span text:style-name="T1">nsh </text:span><text:span text:style-name="T3">k</text:span><text:span text:style-name="T1">alz</text:span> <text:span text:style-name="T1">vonfo;</text:span> <text:span text:style-name="T1">Sobra</text:span> <text:span text:style-name="T1">zol</text:span> <text:span text:style-name="T1">ror</text:span> <text:span text:style-name="T1">i</text:span> <text:span text:style-name="T1">ta</text:span> <text:span text:style-name="T1">nazpsad</text:span>, <text:span text:style-name="T4">grã</text:span> <text:span text:style-name="T1">ta</text:span> <text:span text:style-name="T1">malpërj;</text:span> <text:span text:style-name="T1">Di-es</text:span> <text:span text:style-name="T1">holk</text:span> <text:span text:style-name="T1">kwã</text:span> <text:span text:style-name="T1">nothoa</text:span> <text:span text:style-name="T1">zimz</text:span>, <text:span text:style-name="T1">od</text:span> <text:span text:style-name="T5">koma</text:span> <text:span text:style-name="T1">ta</text:span> <text:span text:style-name="T1">noblo</text:span> <text:span text:style-name="T1">zĩn;</text:span> <text:span text:style-name="T1">Soba</text:span> <text:span text:style-name="T1">thil </text:span><text:span text:style-name="T6">jënomp</text:span><text:span text:style-name="T1"> </text:span><text:span text:style-name="T7">përj</text:span> <text:span text:style-name="T1">aldi;</text:span> <text:span text:style-name="T1">Di-es</text:span> <text:span text:style-name="T72">y</text:span><text:span text:style-name="T1">urb</text:span><text:span text:style-name="T8">z</text:span> <text:span text:style-name="T1">obole</text:span> <text:span text:style-name="T1">ji</text:span> <text:span text:style-name="T1">rësam;</text:span> <text:span text:style-name="T9">K</text:span><text:span text:style-name="T1">asarm</text:span> <text:span text:style-name="T1">ohorela</text:span> <text:span text:style-name="T1">taba</text:span> <text:span text:style-name="T1">Pĩr;</text:span> <text:span text:style-name="T1">Di-es</text:span> <text:span text:style-name="T1">zonren</text:span><text:span text:style-name="T10">j</text:span> <text:span text:style-name="T11">k</text:span><text:span text:style-name="T1">ab</text:span> <text:span text:style-name="T1">erm</text:span> <text:span text:style-name="T12">yadna</text:span><text:span text:style-name="T1">.</text:span> <text:span text:style-name="T1">Pila</text:span> <text:span text:style-name="T1">farzëm</text:span> <text:span text:style-name="T1">znurza</text:span> <text:span text:style-name="T1">adna gono</text:span> <text:span text:style-name="T13">Yadpil</text:span>, <text:span text:style-name="T1">di-es</text:span> <text:span text:style-name="T1">homto;</text:span> <text:span text:style-name="T1">Soba</text:span> <text:span text:style-name="T1">ipam</text:span>, <text:span text:style-name="T1">lu</text:span> <text:span text:style-name="T1">ipamis;</text:span> <text:span text:style-name="T1">Di-es</text:span> <text:span text:style-name="T1">loholo</text:span> <text:span text:style-name="T1">vep</text:span> <text:span text:style-name="T1">zomd</text:span> <text:span text:style-name="T1">poamal</text:span>, <text:span text:style-name="T1">od</text:span> <text:span text:style-name="T1">bogpa</text:span> <text:span text:style-name="T1">ã-i</text:span> <text:span text:style-name="T1">ta</text:span> <text:span text:style-name="T1">piap</text:span> <text:span text:style-name="T1">piamol</text:span> <text:span text:style-name="T1">od</text:span> <text:span text:style-name="T1">vau-an.</text:span> <text:span text:style-name="T1">Zakare</text:span><text:span text:style-name="T71">,</text:span>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<text:span text:style-name="T1">A</text:span><text:span text:style-name="T14">j</text:span><text:span text:style-name="T1">t</text:span> <text:span text:style-name="T1">upã</text:span> <text:span text:style-name="T1">zong</text:span> <text:span text:style-name="T1">om</text:span> <text:span text:style-name="T1">fa</text:span><text:span text:style-name="T15">-</text:span><text:span text:style-name="T1">a</text:span><text:span text:style-name="T15">-</text:span><text:span text:style-name="T1">ip</text:span> <text:span text:style-name="T1">sald</text:span>, <text:span text:style-name="T1">viu</text:span> <text:span text:style-name="T1">El?</text:span> <text:span text:style-name="T1">Sobam</text:span> <text:span text:style-name="T1">yalpërj</text:span> <text:span text:style-name="T1">izazaz</text:span> <text:span text:style-name="T1">piad</text:span><text:span text:style-name="T16">f</text:span><text:span text:style-name="T1">;</text:span> <text:span text:style-name="T17">K</text:span><text:span text:style-name="T1">asarma abramj</text:span> <text:span text:style-name="T1">ta</text:span> <text:span text:style-name="T1">talho</text:span> <text:span text:style-name="T1">para</text:span><text:span text:style-name="T18">k</text:span><text:span text:style-name="T1">leda</text:span>, <text:span text:style-name="T1">kwa</text:span> <text:span text:style-name="T1">ta</text:span> <text:span text:style-name="T1">lorselkwa</text:span> <text:span text:style-name="T1">turb</text:span><text:span text:style-name="T19">z</text:span> <text:span text:style-name="T1">õ-ge</text:span> <text:span text:style-name="T1">balto.</text:span> <text:span text:style-name="T21">Jivi</text:span> <text:span text:style-name="T1">kis</text:span> <text:span text:style-name="T1">lu</text:span><text:span text:style-name="T22">z</text:span><text:span text:style-name="T1">d</text:span> <text:span text:style-name="T1">orri</text:span>, <text:span text:style-name="T1">od</text:span> <text:span text:style-name="T1">mi</text:span><text:span text:style-name="T23">k</text:span><text:span text:style-name="T1">alp</text:span> <text:span text:style-name="T1">kis</text:span> <text:span text:style-name="T1">bia</text:span> <text:span text:style-name="T1">ozongon;</text:span> <text:span text:style-name="T1">lap</text:span> <text:span text:style-name="T1">noan</text:span> <text:span text:style-name="T1">trof</text:span> <text:span text:style-name="T1">kors</text:span> <text:span text:style-name="T1">ta</text:span> <text:span text:style-name="T1">je</text:span>, <text:span text:style-name="T1">o</text:span><text:span text:style-name="T24">k</text:span> <text:span text:style-name="T1">manin</text:span> <text:span text:style-name="T25">Y</text:span><text:span text:style-name="T1">aidon.</text:span> <text:span text:style-name="T1">Torzu</text:span>, <text:span text:style-name="T1">gohe</text:span> <text:span text:style-name="T1">El;</text:span> <text:span text:style-name="T1">zakar</text:span>, <text:span text:style-name="T1">ka</text:span>, <text:span text:style-name="T1">s</text:span> <text:span text:style-name="T1">no</text:span><text:span text:style-name="T26">kw</text:span><text:span text:style-name="T1">od;</text:span> <text:span text:style-name="T1">zamran</text:span> <text:span text:style-name="T1">mikalzo</text:span>, <text:span text:style-name="T1">od</text:span> <text:span text:style-name="T1">ozazëm</text:span> <text:span text:style-name="T27">y</text:span><text:span text:style-name="T1">urelp;</text:span> <text:span text:style-name="T1">lap</text:span> <text:span text:style-name="T1">zir</text:span> <text:span text:style-name="T1">I</text:span><text:span text:style-name="T28">-</text:span><text:span text:style-name="T1">o</text:span><text:span text:style-name="T28">-y</text:span><text:span text:style-name="T1">ad.</text:span></text:p>
      <text:p text:style-name="P1"/>
      <text:p text:style-name="P1"><text:span text:style-name="T1">Mikma</text:span>, <text:span text:style-name="T1">goho</text:span> <text:span text:style-name="T1">Piad</text:span>, <text:span text:style-name="T1">zir</text:span> <text:span text:style-name="T29">komsel</text:span> <text:span text:style-name="T1">a</text:span> <text:span text:style-name="T1">zĩn</text:span> <text:span text:style-name="T1">bia</text:span><text:span text:style-name="T30">b</text:span> <text:span text:style-name="T1">os</text:span> <text:span text:style-name="T1">londo.</text:span> <text:span text:style-name="T1">Norz</text:span> <text:span text:style-name="T1">kis</text:span> <text:span text:style-name="T1">othil</text:span> <text:span text:style-name="T31">jijipa</text:span>, <text:span text:style-name="T1">und</text:span><text:span text:style-name="T31">ë</text:span><text:span text:style-name="T1">l</text:span> <text:span text:style-name="T1">kis</text:span> <text:span text:style-name="T1">ta</text:span> <text:span text:style-name="T1">puim</text:span>, <text:span text:style-name="T1">kwa</text:span> <text:span text:style-name="T1">mosple</text:span> <text:span text:style-name="T1">telok</text:span>, <text:span text:style-name="T1">kwĩn</text:span> <text:span text:style-name="T1">toltor</text:span><text:span text:style-name="T32">j</text:span> <text:span text:style-name="T33">k</text:span><text:span text:style-name="T1">is</text:span><text:span text:style-name="T73"> </text:span><text:span text:style-name="T1">i</text:span> <text:span text:style-name="T1">kis</text:span> <text:span text:style-name="T1">je</text:span>, <text:span text:style-name="T34">e</text:span><text:span text:style-name="T1">m ozin,</text:span> <text:span text:style-name="T1">di-es</text:span> <text:span text:style-name="T1">ti</text:span> <text:span text:style-name="T1">bër</text:span><text:span text:style-name="T35">j</text:span><text:span text:style-name="T1">da</text:span> <text:span text:style-name="T1">od</text:span> <text:span text:style-name="T1">torzul.</text:span> <text:span text:style-name="T1">I</text:span> <text:span text:style-name="T1">li</text:span> <text:span text:style-name="T1">eol</text:span> <text:span text:style-name="T1">balzar</text:span><text:span text:style-name="T36">j</text:span>, <text:span text:style-name="T1">od</text:span> <text:span text:style-name="T1">ãla</text:span> <text:span text:style-name="T1">thiln</text:span> <text:span text:style-name="T1">os</text:span> <text:span text:style-name="T1">netab</text:span>, <text:span text:style-name="T1">dluga</text:span> <text:span text:style-name="T1">vomsar</text:span><text:span text:style-name="T37">j</text:span> <text:span text:style-name="T1">lonsa </text:span><text:span text:style-name="T38">k</text:span><text:span text:style-name="T1">apmiali</text:span> <text:span text:style-name="T1">vorz</text:span> <text:span text:style-name="T1">cla</text:span>, <text:span text:style-name="T1">homil</text:span> <text:span text:style-name="T1">kokazb</text:span> <text:span text:style-name="T1">fafen</text:span> <text:span text:style-name="T1">izizop</text:span> <text:span text:style-name="T1">od</text:span> <text:span text:style-name="T39">mĩnõj</text:span> <text:span text:style-name="T1">d</text:span><text:span text:style-name="T39">i</text:span> <text:span text:style-name="T1">ji</text:span> <text:span text:style-name="T1">netab</text:span>, <text:span text:style-name="T1">vaun</text:span> <text:span text:style-name="T1">nana</text:span><text:span text:style-name="T40">i-</text:span><text:span text:style-name="T1">el</text:span>, <text:span text:style-name="T1">panp</text:span><text:span text:style-name="T41">ë</text:span><text:span text:style-name="T1">r</text:span> <text:span text:style-name="T1">malpër</text:span><text:span text:style-name="T42">j</text:span><text:span text:style-name="T1">i</text:span> <text:span text:style-name="T1">kaozj</text:span> <text:span text:style-name="T1">pild.</text:span> <text:span text:style-name="T1">Noan</text:span> <text:span text:style-name="T1">unalã</text:span> <text:span text:style-name="T1">balt</text:span> <text:span text:style-name="T1">od</text:span> <text:span text:style-name="T1">vau-an.</text:span> <text:span text:style-name="T1">Do</text:span><text:span text:style-name="T43">-</text:span><text:span text:style-name="T1">o</text:span><text:span text:style-name="T43">-y</text:span><text:span text:style-name="T1">ap</text:span> <text:span text:style-name="T1">Mad</text:span>, <text:span text:style-name="T1">goholor</text:span>, <text:span text:style-name="T1">gohus</text:span>, <text:span text:style-name="T1">amiran.</text:span> <text:span text:style-name="T1">Mikma</text:span> <text:span text:style-name="T44">y</text:span><text:span text:style-name="T1">ehusoz </text:span><text:span text:style-name="T45">kakakom</text:span>, <text:span text:style-name="T1">od</text:span> <text:span text:style-name="T1">do-o-a</text:span><text:span text:style-name="T46">-</text:span><text:span text:style-name="T1">in</text:span> <text:span text:style-name="T1">noar</text:span> <text:span text:style-name="T1">mikalz</text:span> <text:span text:style-name="T1">ã-i</text:span> <text:span text:style-name="T1">om;</text:span> <text:span text:style-name="T1">Kasarmj</text:span> <text:span text:style-name="T1">gohia:</text:span> <text:span text:style-name="T1">Zakar</text:span>, <text:span text:style-name="T1">unigla</text:span><text:span text:style-name="T47">j</text:span>, <text:span text:style-name="T1">od</text:span> <text:span text:style-name="T1">imvamar</text:span> <text:span text:style-name="T1">pugo</text:span> <text:span text:style-name="T1">plapli anana</text:span><text:span text:style-name="T48">-</text:span><text:span text:style-name="T1">el</text:span> <text:span text:style-name="T49">kwãn</text:span><text:span text:style-name="T1">.</text:span></text:p>
      <text:p text:style-name="P1"/>
      <text:p text:style-name="P1"><text:span text:style-name="T1">Othil</text:span> <text:span text:style-name="T1">la</text:span><text:span text:style-name="T50">z</text:span><text:span text:style-name="T1">di</text:span> <text:span text:style-name="T1">babaje</text:span>, <text:span text:style-name="T1">od</text:span> <text:span text:style-name="T51">dorfa</text:span>, <text:span text:style-name="T1">gohol:</text:span> <text:span text:style-name="T1">ji</text:span> <text:span text:style-name="T1">kis</text:span> <text:span text:style-name="T1">je</text:span> <text:span text:style-name="T1">avavago</text:span> <text:span text:style-name="T1">kormp</text:span> <text:span text:style-name="T1">p</text:span><text:span text:style-name="T52">i</text:span><text:span text:style-name="T1">d</text:span><text:span text:style-name="T52">i</text:span>, <text:span text:style-name="T1">di-es</text:span> <text:span text:style-name="T1">sonf</text:span> <text:span text:style-name="T1">viu</text:span> <text:span text:style-name="T1">diu?</text:span> <text:span text:style-name="T53">K</text:span><text:span text:style-name="T1">asarmi</text:span> <text:span text:style-name="T1">oali</text:span> <text:span text:style-name="T1">map</text:span><text:span text:style-name="T54">ë</text:span><text:span text:style-name="T1">m,</text:span> <text:span text:style-name="T1">sobam</text:span> <text:span text:style-name="T1">aj</text:span> <text:span text:style-name="T55">k</text:span><text:span text:style-name="T1">ormpo</text:span> <text:span text:style-name="T56">krip</text:span> <text:span text:style-name="T1">el</text:span>, <text:span text:style-name="T1">kasarmj</text:span> <text:span text:style-name="T1">kro-od</text:span><text:span text:style-name="T58">-</text:span><text:span text:style-name="T1">zi</text:span> <text:span text:style-name="T1">kis</text:span> <text:span text:style-name="T1">od</text:span> <text:span text:style-name="T1">ujej;</text:span> <text:span text:style-name="T1">di-es</text:span> <text:span text:style-name="T1">ti</text:span>, <text:span text:style-name="T57">k</text:span><text:span text:style-name="T1">apimali</text:span>, <text:span text:style-name="T1">kis</text:span> <text:span text:style-name="T57">k</text:span><text:span text:style-name="T1">apimaon;</text:span> <text:span text:style-name="T1">od</text:span> <text:span text:style-name="T1">lonshin</text:span> <text:span text:style-name="T1">kis</text:span> <text:span text:style-name="T1">ta</text:span> <text:span text:style-name="T1">lo</text:span> <text:span text:style-name="T1">cla.</text:span> <text:span text:style-name="T1">Torgu</text:span>, <text:span text:style-name="T1">nor</text:span> <text:span text:style-name="T59">kw</text:span><text:span text:style-name="T1">asahi</text:span>, <text:span text:style-name="T1">od</text:span> <text:span text:style-name="T1">ef</text:span> <text:span text:style-name="T1">kaozga;</text:span> <text:span text:style-name="T1">bagle</text:span> <text:span text:style-name="T1">zir</text:span> <text:span text:style-name="T60">e</text:span><text:span text:style-name="T1">-ne</text:span> <text:span text:style-name="T1">yad</text:span>, <text:span text:style-name="T1">di-es</text:span> <text:span text:style-name="T1">i</text:span> <text:span text:style-name="T1">od</text:span> <text:span text:style-name="T1">apila.</text:span> <text:span text:style-name="T1">Do</text:span><text:span text:style-name="T61">-</text:span><text:span text:style-name="T1">o</text:span><text:span text:style-name="T61">-</text:span><text:span text:style-name="T1">aip</text:span> <text:span text:style-name="T62">Kwã</text:span><text:span text:style-name="T1">l</text:span>, <text:span text:style-name="T1">zakar</text:span>, <text:span text:style-name="T1">od</text:span> <text:span text:style-name="T1">zamran</text:span> <text:span text:style-name="T1">obelisong</text:span>, <text:span text:style-name="T1">rest</text:span> <text:span text:style-name="T1">el</text:span> <text:span text:style-name="T1">ã</text:span><text:span text:style-name="T63">f</text:span> <text:span text:style-name="T1">nor</text:span> <text:span text:style-name="T1">molap.</text:span></text:p>
      <text:p text:style-name="P1"/>
      <text:p text:style-name="Standard"><text:span text:style-name="T74">Sapa</text:span><text:span text:style-name="T75"> </text:span><text:span text:style-name="T74">zimĩ</text:span><text:span text:style-name="T83"> </text:span><text:span text:style-name="T74">di</text:span><text:span text:style-name="T83"> </text:span><text:span text:style-name="T74">diu</text:span><text:span text:style-name="T83">, </text:span><text:span text:style-name="T74">od</text:span><text:span text:style-name="T83"> </text:span><text:span text:style-name="T74">noas</text:span><text:span text:style-name="T83"> </text:span><text:span text:style-name="T74">ta</text:span><text:span text:style-name="T83"> </text:span><text:span text:style-name="T76">kw</text:span><text:span text:style-name="T74">anis</text:span><text:span text:style-name="T83"> </text:span><text:span text:style-name="T74">Adroch</text:span><text:span text:style-name="T83">, </text:span><text:span text:style-name="T74">dor</text:span><text:span text:style-name="T77">f</text:span><text:span text:style-name="T74">al</text:span><text:span text:style-name="T83"> </text:span><text:span text:style-name="T74">kaozj</text:span><text:span text:style-name="T83">, </text:span><text:span text:style-name="T74">od</text:span><text:span text:style-name="T83"> </text:span><text:span text:style-name="T74">fãnts</text:span><text:span text:style-name="T83"> </text:span><text:span text:style-name="T74">piripsol</text:span><text:span text:style-name="T83"> </text:span><text:span text:style-name="T74">ta</text:span><text:span text:style-name="T83"> </text:span><text:span text:style-name="T74">blior;</text:span><text:span text:style-name="T83"> </text:span><text:span text:style-name="T74">kasarm</text:span><text:span text:style-name="T83"> </text:span><text:span text:style-name="T74">amipzi</text:span><text:span text:style-name="T83"> </text:span><text:span text:style-name="T74">nazarth</text:span><text:span text:style-name="T83"> </text:span><text:span text:style-name="T74">af</text:span><text:span text:style-name="T83">, </text:span><text:span text:style-name="T74">od</text:span><text:span text:style-name="T83"> </text:span><text:span text:style-name="T74">dlugar</text:span><text:span text:style-name="T83"> </text:span><text:span text:style-name="T74">zizop</text:span><text:span text:style-name="T83"> </text:span><text:span text:style-name="T74">zlida</text:span><text:span text:style-name="T83"> </text:span><text:span text:style-name="T74">kaozji</text:span><text:span text:style-name="T83"> </text:span><text:span text:style-name="T74">toltorgi;</text:span><text:span text:style-name="T83"> </text:span><text:span text:style-name="T74">od</text:span><text:span text:style-name="T83"> </text:span><text:span text:style-name="T74">zë</text:span><text:span text:style-name="T83"> </text:span><text:span text:style-name="T74">kis</text:span><text:span text:style-name="T83"> </text:span><text:span text:style-name="T74">esias</text:span><text:span text:style-name="T78">k</text:span><text:span text:style-name="T83"> </text:span><text:span text:style-name="T74">el</text:span><text:span text:style-name="T83"> </text:span><text:span text:style-name="T74">ta</text:span><text:span text:style-name="T83"> </text:span><text:span text:style-name="T74">viu</text:span><text:span text:style-name="T83">, </text:span><text:span text:style-name="T74">od</text:span><text:span text:style-name="T83"> </text:span><text:span text:style-name="T74">yaod</text:span><text:span text:style-name="T83"> </text:span><text:span text:style-name="T74">thild</text:span><text:span text:style-name="T83">, </text:span><text:span text:style-name="T74">di-es</text:span><text:span text:style-name="T83"> </text:span><text:span text:style-name="T74">hubar</text:span><text:span text:style-name="T83"> </text:span><text:span text:style-name="T74">peoal</text:span><text:span text:style-name="T83">, </text:span><text:span text:style-name="T74">soba</text:span><text:span text:style-name="T83"> </text:span><text:span text:style-name="T79">k</text:span><text:span text:style-name="T74">ormfa</text:span><text:span text:style-name="T83"> </text:span><text:span text:style-name="T74">kis</text:span><text:span text:style-name="T83"> </text:span><text:span text:style-name="T74">ta</text:span><text:span text:style-name="T83"> </text:span><text:span text:style-name="T74">la</text:span><text:span text:style-name="T83">, </text:span><text:span text:style-name="T74">uls</text:span><text:span text:style-name="T83"> </text:span><text:span text:style-name="T74">od</text:span><text:span text:style-name="T83"> </text:span><text:span text:style-name="T74">kwa</text:span><text:span text:style-name="T83"> </text:span><text:span text:style-name="T74">kokazb.</text:span><text:span text:style-name="T83"> </text:span><text:span text:style-name="T74">Ka</text:span><text:span text:style-name="T83"> </text:span><text:span text:style-name="T80">n</text:span><text:span text:style-name="T74">ĩs</text:span><text:span text:style-name="T83"> </text:span><text:span text:style-name="T74">od</text:span><text:span text:style-name="T83"> </text:span><text:span text:style-name="T74">darb</text:span><text:span text:style-name="T81">z</text:span><text:span text:style-name="T83"> </text:span><text:span text:style-name="T81">kwãs</text:span><text:span text:style-name="T74">;</text:span><text:span text:style-name="T83"> </text:span><text:span text:style-name="T74">ef</text:span><text:span text:style-name="T83"> </text:span><text:span text:style-name="T74">etharzi</text:span><text:span text:style-name="T83"> </text:span><text:span text:style-name="T74">od</text:span><text:span text:style-name="T83"> </text:span><text:span text:style-name="T74">bliora;</text:span><text:span text:style-name="T83"> </text:span><text:span text:style-name="T82">yayal</text:span><text:span text:style-name="T83"> </text:span><text:span text:style-name="T74">ednas</text:span><text:span text:style-name="T83"> </text:span><text:span text:style-name="T82">sikles</text:span><text:span text:style-name="T83">, </text:span><text:span text:style-name="T74">bagle</text:span><text:span text:style-name="T83"> </text:span><text:span text:style-name="T74">je</text:span><text:span text:style-name="T83"> </text:span><text:span text:style-name="T74">yad</text:span><text:span text:style-name="T83"> </text:span><text:span text:style-name="T74">El.</text:span></text:p>
      <text:p text:style-name="P1"/>
      <text:p text:style-name="P1"><text:span text:style-name="T1">Ga</text:span><text:span text:style-name="T64">h</text:span> <text:span text:style-name="T1">s</text:span> <text:span text:style-name="T1">diu</text:span> <text:span text:style-name="T1">em</text:span>, <text:span text:style-name="T1">mikalzo</text:span> <text:span text:style-name="T1">pilzin;</text:span> <text:span text:style-name="T1">sobam</text:span> <text:span text:style-name="T1">el</text:span> <text:span text:style-name="T1">har</text:span><text:span text:style-name="T65">j</text:span> <text:span text:style-name="T1">mir</text:span> <text:span text:style-name="T1">babalon</text:span> <text:span text:style-name="T1">od</text:span> <text:span text:style-name="T1">oblo</text:span><text:span text:style-name="T66">k</text:span> <text:span text:style-name="T1">samvel</text:span><text:span text:style-name="T66">j</text:span>, <text:span text:style-name="T1">dlugar</text:span> <text:span text:style-name="T1">malpërj</text:span> <text:span text:style-name="T1">ar</text:span> <text:span text:style-name="T1">kaozji</text:span>, <text:span text:style-name="T1">od</text:span> <text:span text:style-name="T1">acam</text:span> <text:span text:style-name="T67">k</text:span><text:span text:style-name="T1">anal;</text:span> <text:span text:style-name="T1">sobol</text:span> <text:span text:style-name="T1">zar</text:span> <text:span text:style-name="T1">ef</text:span> <text:span text:style-name="T1">bliard</text:span> <text:span text:style-name="T1">kaozji</text:span>, <text:span text:style-name="T1">od</text:span> <text:span text:style-name="T1">kis</text:span> <text:span text:style-name="T1">a</text:span> <text:span text:style-name="T1">netab</text:span> <text:span text:style-name="T1">od</text:span> <text:span text:style-name="T1">miam</text:span> <text:span text:style-name="T1">ta</text:span> <text:span text:style-name="T1">viu</text:span> <text:span text:style-name="T1">od</text:span> <text:span text:style-name="T1">di.</text:span> <text:span text:style-name="T1">Darsar</text:span> <text:span text:style-name="T1">solpeth</text:span> <text:span text:style-name="T1">bien;</text:span> <text:span text:style-name="T1">brita</text:span> <text:span text:style-name="T1">od</text:span> <text:span text:style-name="T1">za</text:span><text:span text:style-name="T68">k</text:span><text:span text:style-name="T1">am</text:span> <text:span text:style-name="T1">ji</text:span> <text:span text:style-name="T1">mikalzo</text:span> <text:span text:style-name="T1">soba</text:span> <text:span text:style-name="T1">ath</text:span> <text:span text:style-name="T1">trian</text:span> <text:span text:style-name="T1">lu</text:span><text:span text:style-name="T69">y</text:span><text:span text:style-name="T1">ahe</text:span> <text:span text:style-name="T1">od</text:span> <text:span text:style-name="T1">e</text:span><text:span text:style-name="T70">k</text:span><text:span text:style-name="T1">rin</text:span> <text:span text:style-name="T1">Mad</text:span> <text:span text:style-name="T70">kwãn</text:span><text:span text:style-name="T1">.</text:span></text:p>
      <text:p text:style-name="P1"/>
      <text:p text:style-name="P1">Raas <text:span text:style-name="T1">i</text:span> salman paradiz, oecrimi aao ialpirgah, <text:span text:style-name="T1">kwĩn</text:span> <text:span text:style-name="T1">E-ne</text:span> butmon, <text:span text:style-name="T1">od</text:span> <text:span text:style-name="T1">i</text:span> <text:span text:style-name="T1">noas</text:span> ni paradial, <text:span text:style-name="T1">kasarmj</text:span> ugear chirlan<text:span text:style-name="T1">;</text:span> <text:span text:style-name="T1">od</text:span> zonac luciftian, <text:span text:style-name="T1">kors</text:span> <text:span text:style-name="T1">ta</text:span> vaul zirn <text:span text:style-name="T1">tol</text:span> hami<text:span text:style-name="T1">;</text:span> <text:span text:style-name="T1">soba</text:span> <text:span text:style-name="T1">londo</text:span> <text:span text:style-name="T1">od</text:span> <text:span text:style-name="T1">miam</text:span> <text:span text:style-name="T1">kis</text:span> <text:span text:style-name="T1">ta</text:span> <text:span text:style-name="T1">di</text:span> <text:span text:style-name="T1">od</text:span> es, umadea <text:span text:style-name="T1">od</text:span> pi <text:span text:style-name="T1">bliar</text:span>, <text:span text:style-name="T1">othil</text:span> rit <text:span text:style-name="T1">od</text:span> <text:span text:style-name="T1">miam.</text:span> <text:span text:style-name="T1">S</text:span> noquol rit, <text:span text:style-name="T1">zakar</text:span>, <text:span text:style-name="T1">zamran</text:span>, oecrimi Qadah<text:span text:style-name="T1">;</text:span> <text:span text:style-name="T1">od</text:span> omicaolz <text:span text:style-name="T1">ã-i</text:span> <text:span text:style-name="T1">om;</text:span> <text:span text:style-name="T1">bagle</text:span> papnor <text:span text:style-name="T1">i</text:span> dlugam lonshi, <text:span text:style-name="T1">od</text:span> umplif ugegi bigliad<text:span text:style-name="T1">.</text:span></text:p>
      <text:p text:style-name="P1"/>
      <text:p text:style-name="P1">Bazm, elo, <text:span text:style-name="T1">i</text:span> <text:span text:style-name="T1">ta</text:span> piripson oln <text:span text:style-name="T1">naz</text:span> avabh ox, <text:span text:style-name="T1">kasarmj</text:span> uran <text:span text:style-name="T1">kis</text:span> <text:span text:style-name="T1">ujej;</text:span> <text:span text:style-name="T1">di-es</text:span> abramig baltoha, <text:span text:style-name="T1">goho</text:span> <text:span text:style-name="T1">yad;</text:span> <text:span text:style-name="T1">soba</text:span> mian <text:span text:style-name="T1">trian</text:span> <text:span text:style-name="T1">ta</text:span> lolcis abai vovin, <text:span text:style-name="T1">od</text:span> aziagiar rior<text:span text:style-name="T1">.</text:span> Irgil <text:span text:style-name="T1">kis</text:span> da <text:span text:style-name="T1">di-es</text:span> paaox busd caosgo, <text:span text:style-name="T1">di-es</text:span> <text:span text:style-name="T1">kis</text:span>, <text:span text:style-name="T1">od</text:span> ip uran teloah cacrg oi salman loncho, <text:span text:style-name="T1">od</text:span> vovina carbaf<text:span text:style-name="T1">!</text:span> Niiso, <text:span text:style-name="T1">bagle</text:span> <text:span text:style-name="T1">avavago</text:span> gohon<text:span text:style-name="T1">;</text:span> niiso, <text:span text:style-name="T1">bagle</text:span> momao siaion, <text:span text:style-name="T1">od</text:span> mabza Iado <text:span text:style-name="T1">i</text:span>, as, momar, poilp<text:span text:style-name="T1">.</text:span> <text:span text:style-name="T1">Nĩs</text:span>, <text:span text:style-name="T1">zamran</text:span> ciaofi caosgo, <text:span text:style-name="T1">od</text:span> bliors, <text:span text:style-name="T1">od</text:span> <text:span text:style-name="T1">kors</text:span> <text:span text:style-name="T1">i</text:span> <text:span text:style-name="T1">ta</text:span> abramig<text:span text:style-name="T1">.</text:span></text:p>
      <text:p text:style-name="P1"/>
      <text:p text:style-name="P1"><text:span text:style-name="T1">Mikalz</text:span> bransg prgel, napta ialpor <text:span text:style-name="T1">(di-es</text:span> brin efafafe p <text:span text:style-name="T1">vonfo</text:span> olani <text:span text:style-name="T1">od</text:span> obza, sobca <text:span text:style-name="T1">upã</text:span> <text:span text:style-name="T1">kis</text:span> tatan, <text:span text:style-name="T1">od</text:span> tranan balye<text:span text:style-name="T1">)</text:span> alar lusda <text:span text:style-name="T1">sobol</text:span>, <text:span text:style-name="T1">od</text:span> <text:span text:style-name="T1">kis</text:span> holk <text:span text:style-name="T1">s</text:span> noquodi cial<text:span text:style-name="T1">.</text:span> Unal aldon mom caosgo <text:span text:style-name="T1">ta</text:span> las ollor gnay limlal<text:span text:style-name="T1">.</text:span> Amma chiis <text:span text:style-name="T1">soba</text:span> madrid <text:span text:style-name="T1">zë</text:span> <text:span text:style-name="T1">kis!</text:span> Ooanoan <text:span text:style-name="T1">kis</text:span> aviny drilpi caosgin, <text:span text:style-name="T1">od</text:span> butmoni parm zumvi cnila<text:span text:style-name="T1">:</text:span> daziz ethamz <text:span text:style-name="T1">a</text:span> childao, <text:span text:style-name="T1">od</text:span> mirc ozol chi pidiai collal<text:span text:style-name="T1">.</text:span> Ulcinin <text:span text:style-name="T1">a</text:span> <text:span text:style-name="T1">sobam</text:span> ucim, <text:span text:style-name="T1">bagle</text:span> <text:span text:style-name="T1">yad</text:span> <text:span text:style-name="T20">B</text:span><text:span text:style-name="T1">alto</text:span> chirlan par<text:span text:style-name="T1">.</text:span> Niiso <text:span text:style-name="T1">(od</text:span> ip ofafafe<text:span text:style-name="T1">)!</text:span> <text:span text:style-name="T1">Bagle</text:span> <text:span text:style-name="T1">a</text:span> <text:span text:style-name="T1">kokazb</text:span> <text:span text:style-name="T1">i</text:span> <text:span text:style-name="T1">kors</text:span> <text:span text:style-name="T1">ka</text:span> unig <text:span text:style-name="T1">blior.</text:span></text:p>
      <text:p text:style-name="P1"/>
      <text:p text:style-name="P1"><text:soft-page-break/>Coraxo <text:span text:style-name="T1">kis</text:span> <text:span text:style-name="T1">kormp</text:span> <text:span text:style-name="T1">od</text:span> blans lucal aziazior paeb, <text:span text:style-name="T1">soba</text:span> lilonon <text:span text:style-name="T1">kis</text:span> virq op eophan <text:span text:style-name="T1">od</text:span> raclir maasi <text:span text:style-name="T1">bagle</text:span> <text:span text:style-name="T1">kaozji</text:span>, <text:span text:style-name="T1">di-es</text:span> ialpon dosig <text:span text:style-name="T1">od</text:span> basgim, <text:span text:style-name="T1">od</text:span> oxex dazis siatris, <text:span text:style-name="T1">od</text:span> salbrox cynxir faboan<text:span text:style-name="T1">.</text:span> Unal <text:span text:style-name="T1">kis</text:span> const <text:span text:style-name="T1">di-es</text:span> daox cocasg <text:span text:style-name="T1">ol</text:span> oanio yor eors vohim gizyax, <text:span text:style-name="T1">od</text:span> matb cocasg plosi molvi, <text:span text:style-name="T1">di-es</text:span> page ip, larag <text:span text:style-name="T1">om</text:span> dronln matorb <text:span text:style-name="T1">kokazb.</text:span> Emna <text:span text:style-name="T1">el</text:span> patralx yolci matb, nomig monons olora gnay angelard<text:span text:style-name="T1">.</text:span> Ohio Ohio Ohio Ohio Ohio Ohio, noib, Ohio caosgon, <text:span text:style-name="T1">bagle</text:span> madrid <text:span text:style-name="T1">i</text:span>, zirop, chiso drilpa<text:span text:style-name="T1">.</text:span> Niiso <text:span text:style-name="T1">-</text:span> crip ip nidali<text:span text:style-name="T1">.</text:span></text:p>
      <text:p text:style-name="P1"/>
      <text:p text:style-name="P1">Oxiayal holdo <text:span text:style-name="T1">od</text:span> zirom o coraxo <text:span text:style-name="T1">di-es</text:span> zildar raasy, <text:span text:style-name="T1">od</text:span> vabzir camliax <text:span text:style-name="T1">od</text:span> bahal<text:span text:style-name="T1">:</text:span> Niiso<text:span text:style-name="T1">!</text:span> salman <text:span text:style-name="T1">telok;</text:span> casarman holk, <text:span text:style-name="T1">od</text:span> <text:span text:style-name="T1">ti</text:span> <text:span text:style-name="T1">i</text:span> <text:span text:style-name="T1">ta</text:span> <text:span text:style-name="T1">zë</text:span> <text:span text:style-name="T1">kis</text:span> <text:span text:style-name="T1">soba</text:span> cormf <text:span text:style-name="T1">i</text:span> ga<text:span text:style-name="T1">.</text:span> Niisa<text:span text:style-name="T1">!</text:span> <text:span text:style-name="T1">Bagle</text:span> <text:span text:style-name="T1">abramj</text:span> noncp<text:span text:style-name="T1">.</text:span> <text:span text:style-name="T1">Zakare</text:span>,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nci <text:span text:style-name="T1">di-es</text:span> <text:span text:style-name="T1">sonf</text:span> <text:span text:style-name="T1">babaje</text:span>, <text:span text:style-name="T1">od</text:span> <text:span text:style-name="T1">kis</text:span> ob, hubaio tibibp allar atraah, <text:span text:style-name="T1">od</text:span> ef<text:span text:style-name="T1">!</text:span> Drix <text:span text:style-name="T1">fafen</text:span> mian, <text:span text:style-name="T1">ar</text:span> <text:span text:style-name="T1">E-ne</text:span> ovof, <text:span text:style-name="T1">Soba</text:span> <text:span text:style-name="T1">do-o-ain</text:span> <text:span text:style-name="T1">ã-i</text:span> <text:span text:style-name="T1">i</text:span> Vonph<text:span text:style-name="T1">.</text:span> <text:span text:style-name="T1">Zakar</text:span>, <text:span text:style-name="T1">gohus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apeai babagen, <text:span text:style-name="T1">di-es</text:span> brin vx ooaona lring vonph doalim, eolis ollog orsba <text:span text:style-name="T1">di-es</text:span> <text:span text:style-name="T1">kis</text:span> affa<text:span text:style-name="T1">;</text:span> <text:span text:style-name="T1">mikma</text:span> isro <text:span text:style-name="T1">Mad</text:span>, <text:span text:style-name="T1">od</text:span> lonshi Tox, <text:span text:style-name="T1">di-es</text:span> <text:span text:style-name="T1">i</text:span> umd <text:span text:style-name="T1">ã-i</text:span> grosb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romi bagie, pasbs Oiad, <text:span text:style-name="T1">di-es</text:span> trint mirc <text:span text:style-name="T1">ol</text:span> <text:span text:style-name="T1">thil</text:span>, dods <text:span text:style-name="T1">tol</text:span> ham caosgo homin<text:span text:style-name="T1">;</text:span> <text:span text:style-name="T1">di-es</text:span> brin oroch quar<text:span text:style-name="T1">;</text:span> <text:span text:style-name="T1">mikma</text:span> bial Oiad, <text:span text:style-name="T1">a</text:span> isro Tox, <text:span text:style-name="T1">di-es</text:span> <text:span text:style-name="T1">i</text:span> um <text:span text:style-name="T1">ã-i</text:span> Baltim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tabaan <text:span text:style-name="T1">el</text:span> ialprt, casarman upaahi <text:span text:style-name="T1">kis</text:span> darg, <text:span text:style-name="T1">di-es</text:span> oado <text:span text:style-name="T1">kaozji</text:span> orscor, <text:span text:style-name="T1">di-es</text:span> omax monasci Baeovib <text:span text:style-name="T1">od</text:span> emetgis iaiadix<text:span text:style-name="T1">: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viu</text:span> ialprt salman <text:span text:style-name="T1">balt</text:span>, <text:span text:style-name="T1">di-es</text:span> acroodzi busd, <text:span text:style-name="T1">od</text:span> bliorax balit<text:span text:style-name="T1">;</text:span> <text:span text:style-name="T1">di-es</text:span> insi <text:span text:style-name="T1">kaozj</text:span> lusdan emod <text:span text:style-name="T1">di-es</text:span> <text:span text:style-name="T1">om</text:span> <text:span text:style-name="T1">od</text:span> tliob<text:span text:style-name="T1">:</text:span> drilpa geh ils <text:span text:style-name="T1">Mad</text:span> Zilodarp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di</text:span> ialprt, <text:span text:style-name="T1">soba</text:span> <text:span text:style-name="T1">upã</text:span> <text:span text:style-name="T1">kis</text:span> nanba zixlay dodsih, <text:span text:style-name="T1">od</text:span> brint taxs hubaro tustax ylsi, <text:span text:style-name="T1">soba</text:span> <text:span text:style-name="T1">yad</text:span> <text:span text:style-name="T1">i</text:span> vonpo unph<text:span text:style-name="T1">:</text:span> aldon dax il <text:span text:style-name="T1">od</text:span> toatar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mikalz</text:span> olpirt <text:span text:style-name="T1">yalpërj</text:span> bliors, <text:span text:style-name="T1">di-es</text:span> <text:span text:style-name="T1">odo</text:span> busdir Oiad ovoars caosgo<text:span text:style-name="T1">;</text:span> <text:span text:style-name="T1">kasarmj</text:span> laiad eran brints cafafam<text:span text:style-name="T1">;</text:span> <text:span text:style-name="T1">di-es</text:span> <text:span text:style-name="T1">i</text:span> umd <text:span text:style-name="T1">a</text:span> <text:span text:style-name="T1">kwa</text:span> loadohi Moz, <text:span text:style-name="T1">od</text:span> maoffas<text:span text:style-name="T1">:</text:span> bolp como bliort pambt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Madriax <text:span text:style-name="T1">di-es</text:span> praf TEX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RII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BAG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A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S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I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NIA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OR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N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SP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KHR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OP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EN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AN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EA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OXO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R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M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OE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IKH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X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P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D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O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MAZ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T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AZ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OM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RN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L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2:53.254444559</meta:creation-date>
    <meta:generator>LibreOffice/6.2.5.2$Linux_X86_64 LibreOffice_project/20$Build-2</meta:generator>
    <dc:date>2019-08-16T00:35:51.219046528</dc:date>
    <meta:editing-duration>PT4H44M36S</meta:editing-duration>
    <meta:editing-cycles>215</meta:editing-cycles>
    <meta:document-statistic meta:table-count="0" meta:image-count="0" meta:object-count="0" meta:page-count="11" meta:paragraph-count="48" meta:word-count="6623" meta:character-count="40258" meta:non-whitespace-character-count="33683"/>
  </office:meta>
</office:document-meta>
</file>